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FactoryLookupFailureException.ConnectionFactoryLookupFailure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FactoryLookupFailureException.ConnectionFactoryLookupFailur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